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8300000064C4A28A62.png" manifest:media-type="image/png"/>
  <manifest:file-entry manifest:full-path="Pictures/1000000000000360000000603FEC01F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9.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2" text:anchor-type="paragraph" svg:x="-2cm" svg:y="22.567cm" svg:width="20.999cm" svg:height="3.263cm" draw:z-index="2"><draw:image xlink:href="Pictures/100000000000028300000064C4A28A62.png" xlink:type="simple" xlink:show="embed" xlink:actuate="onLoad"/></draw:frame><draw:frame text:anchor-type="paragraph" draw:z-index="0" draw:style-name="gr1" draw:text-style-name="P1" svg:width="2.197cm" svg:height="9.261cm" svg:x="2.895cm" svg:y="0cm"><draw:text-box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-1.998cm" svg:y="-2cm" svg:width="20.999cm" svg:height="2.33cm" draw:z-index="1"><draw:image xlink:href="Pictures/1000000000000360000000603FEC01F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4:35:53.440000000</meta:creation-date>
    <dc:date>2018-10-08T16:30:31.391000000</dc:date>
    <meta:editing-duration>PT1H19M2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0.1.2$Windows_x86 LibreOffice_project/81898c9f5c0d43f3473ba111d7b351050be20261</meta:generator>
  </office:meta>
</office:document-meta>
</file>